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Standard">
      <style:text-properties style:font-name="Cambria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3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4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5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name-asian="Times New Roman3" style:font-weight-asian="normal" style:font-name-complex="Times New Roman3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10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0"><draw:image xlink:href="../images/0089.png" xlink:type="simple" xlink:show="embed" xlink:actuate="onLoad"/></draw:frame></text:p>
          </table:table-cell>
          <table:table-cell table:style-name="Table1.B1" office:value-type="string">
            <text:h text:style-name="P6" text:outline-level="1">Ключ<text:span text:style-name="T1">-7(t)</text:span>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2.671cm" svg:height="1.769cm" draw:z-index="1"><draw:image xlink:href="../images/0089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функцию управляемого ключа по алгоритму:</text:p>
            <text:p text:style-name="P4"><draw:frame draw:style-name="fr3" draw:name="Объект1" text:anchor-type="as-char" svg:width="6.211cm" svg:height="1.393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2"><text:span text:style-name="T7">где </text:span><text:span text:style-name="T4">x₁(t), x₂(t) </text:span><text:span text:style-name="T7">– вектор</text:span><text:span text:style-name="T5">ы</text:span><text:span text:style-name="T7"> сигналов на 1-ом и 2-ом входном порте;</text:span></text:p>
            <text:p text:style-name="P2"><text:span text:style-name="T4">y(t) </text:span><text:span text:style-name="T7">– вектор </text:span><text:span text:style-name="T5">выходных сигналов</text:span><text:span text:style-name="T7">;</text:span></text:p>
            <text:p text:style-name="P2"><text:span text:style-name="T4">T₀ </text:span><text:span text:style-name="T7">– вектор </text:span><text:span text:style-name="T5">времен перекоммутации входов с выходом блока.</text:span></text:p>
            <text:p text:style-name="P2"><text:span text:style-name="T6">Свойства</text:span>:</text:p>
            <text:list xml:id="list4124863155974070963" text:style-name="L1">
              <text:list-item>
                <text:p text:style-name="P9"><text:span text:style-name="T5">Значения уставок – вектор </text:span><text:span text:style-name="T4">T₀</text:span><text:span text:style-name="T5">.</text:span></text:p>
              </text:list-item>
            </text:list>
            <text:p text:style-name="P2"><text:span text:style-name="T6">Примечания</text:span>:</text:p>
            <text:list xml:id="list8491412802293832668" text:style-name="L2">
              <text:list-item>
                <text:p text:style-name="P10">По умолчанию блок формирует <text:span text:style-name="T8">скалярный</text:span> выходной сигнал.</text:p>
              </text:list-item>
              <text:list-item>
                <text:p text:style-name="P11"><text:span text:style-name="T2">Именованные свойства </text:span><text:span text:style-name="T10">могут быть заданы </text:span><text:span text:style-name="T2">как </text:span><text:span text:style-name="T4">локальные</text:span><text:span text:style-name="T2"> переменные модели (или субмодели) во вкладке </text:span><text:span text:style-name="T4">Параметры,</text:span><text:span text:style-name="T2"> как </text:span><text:span text:style-name="T4">глобальные</text:span><text:span text:style-name="T2"> сигналы проекта при помощи пункта главного меню </text:span><text:span text:style-name="T9">Сервис</text:span><text:span text:style-name="T2"> </text:span><text:span text:style-name="T3">→</text:span><text:span text:style-name="T2"> </text:span><text:span text:style-name="T4">Сигналы,</text:span><text:span text:style-name="T2"> </text:span><text:span text:style-name="T10">или как </text:span><text:span text:style-name="T9">внешние</text:span><text:span text:style-name="T10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7(t)</dc:title>
    <dc:date>2014-12-16T11:49:12.62</dc:date>
    <meta:generator>OpenOffice/4.1.1$Win32 OpenOffice.org_project/411m6$Build-9775</meta:generator>
    <meta:editing-duration>PT6H42M48S</meta:editing-duration>
    <meta:editing-cycles>156</meta:editing-cycles>
    <meta:document-statistic meta:table-count="1" meta:image-count="2" meta:object-count="1" meta:page-count="1" meta:paragraph-count="16" meta:word-count="101" meta:character-count="622"/>
    <meta:user-defined meta:name="Поле 1"/>
    <meta:user-defined meta:name="Поле 2"/>
    <meta:user-defined meta:name="Поле 3"/>
    <meta:user-defined meta:name="Поле 4"/>
  </office:meta>
</office:document-meta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row>
                        <mn>1,</mn>
                        <mi>i</mi>
                      </mrow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t</mi>
                      <mo stretchy="false">&lt;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,</mi>
                  </mrow>
                </mtd>
              </mtr>
              <mtr>
                <mtd>
                  <mrow>
                    <msub>
                      <mi>x</mi>
                      <mrow>
                        <mn>2,</mn>
                        <mi>i</mi>
                      </mrow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t</mi>
                      <mo stretchy="false">≥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;</mi>
                  </mrow>
                </mtd>
              </mtr>
            </mtable>
          </mrow>
        </mrow>
      </mrow>
    </mrow>
    <annotation encoding="StarMath 5.0">y_i(t) = left lbrace stack{
alignl  x_{1,i}(t), ~ если ~ t &lt; T_{0,i}, #
alignl  x_{2,i}(t), ~ если ~ t &gt;= T_{0,i};
}  right none
</annotation>
  </semantics>
</math>
</file>